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" fo:font-size="12pt"/>
    </style:style>
    <style:style style:name="P2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arial" fo:font-size="12pt" officeooo:rsid="000d2237" officeooo:paragraph-rsid="000d2237"/>
    </style:style>
    <style:style style:name="P3" style:family="paragraph" style:parent-style-name="List_20_Heading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161616" loext:opacity="100%" style:font-name="arial" fo:font-size="12pt" fo:letter-spacing="normal" fo:font-style="normal" fo:font-weight="bold"/>
    </style:style>
    <style:style style:name="P4" style:family="paragraph" style:parent-style-name="List_20_Heading" style:list-style-name="L2">
      <style:paragraph-properties fo:margin-top="0cm" fo:margin-bottom="0cm" style:contextual-spacing="false" fo:orphans="2" fo:widows="2" fo:padding="0cm" fo:border="none"/>
      <style:text-properties style:font-name="arial" fo:font-size="12pt"/>
    </style:style>
    <style:style style:name="P5" style:family="paragraph" style:parent-style-name="List_20_Heading" style:list-style-name="L2">
      <loext:graphic-properties draw:fill="none"/>
      <style:paragraph-properties fo:text-align="justify" style:justify-single-word="false" fo:background-color="transparent"/>
      <style:text-properties officeooo:paragraph-rsid="000d2237"/>
    </style:style>
    <style:style style:name="P6" style:family="paragraph" style:parent-style-name="Standard">
      <style:paragraph-properties fo:text-align="center" style:justify-single-word="false"/>
      <style:text-properties style:font-name="Loma" fo:font-size="96pt" officeooo:rsid="000bc290" officeooo:paragraph-rsid="000bfdde" style:font-size-asian="96pt" style:font-size-complex="96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style:font-name="Loma" fo:font-size="96pt" officeooo:rsid="000bc290" officeooo:paragraph-rsid="000bfdde" style:font-size-asian="96pt" style:font-size-complex="96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oma" fo:font-size="96pt" officeooo:rsid="000bc290" officeooo:paragraph-rsid="000c8e53" style:font-size-asian="96pt" style:font-size-complex="96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oma" fo:font-size="96pt" officeooo:rsid="000bc290" officeooo:paragraph-rsid="000d2237" style:font-size-asian="96pt" style:font-size-complex="96pt"/>
    </style:style>
    <style:style style:name="T1" style:family="text">
      <style:text-properties style:font-name="arial" fo:font-size="12pt" officeooo:rsid="000bfdde" style:font-size-asian="10.5pt" style:font-size-complex="12pt"/>
    </style:style>
    <style:style style:name="T2" style:family="text">
      <style:text-properties style:font-name="arial" fo:font-size="12pt" officeooo:rsid="000d2237" style:font-size-asian="10.5pt" style:font-size-complex="12pt"/>
    </style:style>
    <style:style style:name="T3" style:family="text">
      <style:text-properties style:font-name="arial" fo:font-size="12pt" fo:font-weight="normal" officeooo:rsid="000bfdde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0c8e53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d2237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style="italic" fo:font-weight="normal" officeooo:rsid="000bfdde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arial" fo:font-size="12pt" fo:font-style="italic" fo:font-weight="normal" officeooo:rsid="000c8e53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arial" fo:font-size="12pt" fo:font-style="italic" fo:font-weight="normal" officeooo:rsid="000d2237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weight="normal" officeooo:rsid="000d2237" style:font-size-asian="10.5pt" style:font-weight-asian="normal" style:font-size-complex="12pt" style:font-weight-complex="normal"/>
    </style:style>
    <style:style style:name="T10" style:family="text">
      <style:text-properties fo:font-weight="normal"/>
    </style:style>
    <style:style style:name="T11" style:family="text">
      <style:text-properties fo:font-variant="normal" fo:text-transform="none" fo:color="#161616" loext:opacity="100%" style:font-name="arial" fo:font-size="12pt" fo:letter-spacing="normal" fo:font-style="normal" fo:font-weight="bold" officeooo:rsid="000d2237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161616" loext:opacity="100%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161616" loext:opacity="100%" style:font-name="arial" fo:font-size="12pt" fo:letter-spacing="normal" fo:font-style="normal" fo:font-weight="normal" officeooo:rsid="000d2237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161616" loext:opacity="100%" style:font-name="arial" fo:letter-spacing="normal" fo:font-style="normal" fo:font-weight="normal"/>
    </style:style>
    <style:style style:name="T15" style:family="text">
      <style:text-properties fo:font-variant="normal" fo:text-transform="none" fo:color="#161616" loext:opacity="100%" style:font-name="IBM Plex Sans" fo:font-size="12pt" fo:letter-spacing="normal" fo:font-style="normal" fo:font-weight="bold" officeooo:rsid="000d2237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161616" loext:opacity="100%" fo:letter-spacing="normal" fo:font-style="normal" fo:font-weight="normal"/>
    </style:style>
    <style:style style:name="T17" style:family="text">
      <style:text-properties fo:font-variant="normal" fo:text-transform="none" fo:color="#161616" loext:opacity="100%" fo:letter-spacing="normal" fo:font-style="normal" fo:font-weight="bold"/>
    </style:style>
    <style:style style:name="T18" style:family="text">
      <style:text-properties fo:font-variant="normal" fo:text-transform="none" fo:color="#161616" loext:opacity="100%" fo:font-size="12pt" fo:letter-spacing="normal" fo:font-style="normal" fo:font-weight="bold" officeooo:rsid="000d2237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JPA</text:span></text:span></text:p>
      <text:p text:style-name="P6"><text:span text:style-name="Strong_20_Emphasis"><text:span text:style-name="T1"/></text:span></text:p>
      <text:p text:style-name="P7"><text:span text:style-name="Strong_20_Emphasis"><text:span text:style-name="T6">Java Persistence A</text:span></text:span><text:span text:style-name="Strong_20_Emphasis"><text:span text:style-name="T7">PI</text:span></text:span><text:span text:style-name="Strong_20_Emphasis"><text:span text:style-name="T6"> </text:span></text:span><text:span text:style-name="Strong_20_Emphasis"><text:span text:style-name="T3">– JPA é uma especificação para persistência em banco de dados, </text:span></text:span><text:span text:style-name="Strong_20_Emphasis"><text:span text:style-name="T4">ou seja, é uma padronização o mapeamento relacional.</text:span></text:span><text:span text:style-name="Strong_20_Emphasis"><text:span text:style-name="T3"> Por meio del</text:span></text:span><text:span text:style-name="Strong_20_Emphasis"><text:span text:style-name="T4">a</text:span></text:span><text:span text:style-name="Strong_20_Emphasis"><text:span text:style-name="T3"> é possível de maneira mais otimizada mapear classes para tabelas, atributos para colunas e objetos em registros. Uma das implementações do JPA é o </text:span></text:span><text:span text:style-name="Strong_20_Emphasis"><text:span text:style-name="T7">framework Hibernate</text:span></text:span><text:span text:style-name="Strong_20_Emphasis"><text:span text:style-name="T3"> </text:span></text:span><text:span text:style-name="Strong_20_Emphasis"><text:span text:style-name="T4">que permite, por meio de anotações, de maneira mais simples a criação de uma ponte entre classes Java e as tabelas em um </text:span></text:span><text:span text:style-name="Strong_20_Emphasis"><text:span text:style-name="T7">database.</text:span></text:span></text:p>
      <text:p text:style-name="P8"><text:span text:style-name="Strong_20_Emphasis"><text:span text:style-name="T7">A API Entity Manager possibilita a implementação de CRUD completo no banco de dados sem a utilização de códigos SQL por parte do desenvolvedor. </text:span></text:span><text:span text:style-name="Strong_20_Emphasis"><text:span text:style-name="T8">Outra característica do JPA, é o provisionamento de uma linguagem de consulta chamada JPQL que permite a criação de consultas mais complexas sem gravar SQL no banco de dados.</text:span></text:span></text:p>
      <text:p text:style-name="P9"><text:span text:style-name="Strong_20_Emphasis"><text:span text:style-name="T5">Vale destacar alguns conceitos como Unidade de Persistência, </text:span></text:span><text:span text:style-name="Strong_20_Emphasis"><text:span text:style-name="T13">EntityManagerFactory, Contexto de persistência e EntityManager segundo a IBM:</text:span></text:span></text:p>
      <text:p text:style-name="P9"><text:span text:style-name="Strong_20_Emphasis"><text:span text:style-name="T5"/></text:span></text:p>
      <text:list xml:id="list3610436658" text:style-name="L2">
        <text:list-item>
          <text:p text:style-name="P5"><text:span text:style-name="Strong_20_Emphasis"><text:span text:style-name="T11">Unidade de persistência - </text:span></text:span><text:span text:style-name="T12">Consiste de metadados declarativos que descrevem o relacionamento dos objetos da classe de entidade para um banco de dados relacional. O EntityManagerFactory utiliza esses dados para criar um contexto de persistência que possa ser acessado por meio do EntityManager.</text:span></text:p>
        </text:list-item>
        <text:list-item>
          <text:p text:style-name="P3">EntityManagerFactory - <text:span text:style-name="T10">Usado para criar um EntityManager para interações com o banco de dados. Os contêineres do servidor de aplicativos normalmente fornecem essa função, mas o EntityManagerFactory será necessário se você estiver utilizando a persistência gerenciada pelo aplicativo JPA. Uma instância do EntityManagerFactory representa um Contexto de Persistência.</text:span></text:p>
        </text:list-item>
        <text:list-item>
          <text:p text:style-name="P3">Contexto de persistência - <text:span text:style-name="T10">Define o conjunto de instâncias ativas que o aplicativo está manipulando atualmente. O contexto de persistência pode ser criado manualmente ou por meio de injeção.</text:span></text:p>
        </text:list-item>
        <text:list-item>
          <text:p text:style-name="P4"><text:span text:style-name="T17">EntityManager - </text:span><text:span text:style-name="T16">O gerenciador de recursos que mantém a coleção ativa de objetos de entidade que estão sendo usados pelo aplicativo. O EntityManager manipula a interação do banco de dados e os metadados para mapeamentos de objetos relacionais. Uma instância do EntityManager representa um Contexto de Persistência. Um aplicativo em um container pode obter o EntityManager através de injeção no aplicativo ou olhando-o para cima no nome do componente Java-espaço. Se o aplicativo gerenciar sua persistência, o EntityManager será obtido do EntityManagerFactory.</text:span></text:p>
        </text:list-item>
      </text:list>
      <text:p text:style-name="P1"><text:span text:style-name="T16"/></text:p>
      <text:p text:style-name="P2"><text:span text:style-name="T16">Fonte: https://www.ibm.com/docs/pt-br/was/8.5.5?topic=SSEQTP_8.5.5/com.ibm.websphere.nd.multiplatform.doc/ae/cejb_persistence.ht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7:29:10.516234513</meta:creation-date>
    <meta:editing-duration>PT1H3M1S</meta:editing-duration>
    <meta:editing-cycles>2</meta:editing-cycles>
    <meta:generator>LibreOffice/7.3.7.2$Linux_X86_64 LibreOffice_project/30$Build-2</meta:generator>
    <dc:date>2023-03-11T19:10:56.671140958</dc:date>
    <meta:document-statistic meta:table-count="0" meta:image-count="0" meta:object-count="0" meta:page-count="1" meta:paragraph-count="9" meta:word-count="353" meta:character-count="2445" meta:non-whitespace-character-count="2104"/>
  </office:meta>
</office:document-meta>
</file>